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3.5271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0.509in"/>
    </style:style>
    <style:style style:name="Table1.C" style:family="table-column">
      <style:table-column-properties style:column-width="2.0181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text-properties officeooo:rsid="00173dcd" officeooo:paragraph-rsid="00173dcd"/>
    </style:style>
    <style:style style:name="P2" style:family="paragraph" style:parent-style-name="Preformatted_20_Text">
      <style:text-properties style:font-name="Liberation Serif" fo:font-size="14pt" officeooo:rsid="00173dcd" officeooo:paragraph-rsid="00173dcd"/>
    </style:style>
    <style:style style:name="P3" style:family="paragraph" style:parent-style-name="Preformatted_20_Text">
      <style:text-properties style:font-name="Liberation Serif" fo:font-size="14pt" officeooo:rsid="00173dcd"/>
    </style:style>
    <style:style style:name="P4" style:family="paragraph" style:parent-style-name="Preformatted_20_Text">
      <style:text-properties style:font-name="Liberation Serif" officeooo:rsid="00173dcd"/>
    </style:style>
    <style:style style:name="P5" style:family="paragraph" style:parent-style-name="Preformatted_20_Text">
      <style:paragraph-properties fo:margin-top="0in" fo:margin-bottom="0.1965in" style:contextual-spacing="false"/>
      <style:text-properties style:font-name="Liberation Serif" fo:font-size="14pt" officeooo:rsid="00173dcd"/>
    </style:style>
    <style:style style:name="P6" style:family="paragraph" style:parent-style-name="Preformatted_20_Text">
      <style:paragraph-properties fo:margin-top="0in" fo:margin-bottom="0.1965in" style:contextual-spacing="false"/>
      <style:text-properties fo:font-size="14pt" officeooo:rsid="00173dcd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8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10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/>
    </style:style>
    <style:style style:name="P11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style="italic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style:font-name="Liberation Serif"/>
    </style:style>
    <style:style style:name="T2" style:family="text">
      <style:text-properties style:font-name="Google Sans Tex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4: Exercises 4.6</text:p>
      <text:p text:style-name="P1"/>
      <text:p text:style-name="P2">// index <text:s text:c="10"/>0 <text:s text:c="2"/>1 <text:s text:c="2"/>2 <text:s text:c="2"/>3 <text:s text:c="2"/>4 <text:s text:c="2"/>5 <text:s text:c="2"/>6 <text:s text:c="2"/>7 <text:s text:c="2"/>8 <text:s text:c="2"/>9 <text:s/>10 <text:s/>11 <text:s/>12 <text:s/>13</text:p>
      <text:p text:style-name="P3">int[] numbers = {-30, -9, -6, -4, -2, -1, <text:s/>0, <text:s/>2, <text:s/>4, 10, 12, 17, 22, 30};</text:p>
      <text:p text:style-name="P4"/>
      <text:p text:style-name="P3">// search for the value -5</text:p>
      <text:p text:style-name="P5">int index = binarySearch(numbers, -5);</text:p>
      <text:p text:style-name="P6"><text:span text:style-name="T1">Write the indexes of the elements that would be examined by the binary search (the </text:span><text:span text:style-name="Source_20_Text"><text:span text:style-name="T1">mid</text:span></text:span><text:span text:style-name="T1"> values in our algorithm's code) and write the value that would be returned from the search. Assume that we are using the binary search algorithm shown in the textbook. </text:span></text:p>
      <text:p text:style-name="P1">The output would be -4, as the insertion point with give the result:</text:p>
      <text:p text:style-name="P1"/>
      <text:p text:style-name="P1">return = -(insertion point) – 1</text:p>
      <text:p text:style-name="P1"/>
      <text:p text:style-name="P1">Which is:</text:p>
      <text:p text:style-name="P1"/>
      <text:p text:style-name="P1">return = -(-5) – 1, returning (-4). This is due to the -1 offset. </text:p>
      <text:p text:style-name="P1"/>
      <text:p text:style-name="P1">As for the indexes are as follows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<text:span text:style-name="Strong_20_Emphasis"><text:span text:style-name="T2">Index</text:span></text:span></text:p>
            </table:table-cell>
            <table:table-cell table:style-name="Table1.A1" office:value-type="string">
              <text:p text:style-name="P7"><text:span text:style-name="Strong_20_Emphasis"><text:span text:style-name="T2">Value</text:span></text:span></text:p>
            </table:table-cell>
            <table:table-cell table:style-name="Table1.A1" office:value-type="string">
              <text:p text:style-name="P7"><text:span text:style-name="Strong_20_Emphasis"><text:span text:style-name="T2">Comparison</text:span></text:span></text:p>
            </table:table-cell>
          </table:table-row>
        </table:table-header-rows>
        <table:table-row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-30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-9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-6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>Insertion Pt</text:p>
          </table:table-cell>
          <table:table-cell table:style-name="Table1.A1" office:value-type="string">
            <text:p text:style-name="P10">(-5)</text:p>
          </table:table-cell>
          <table:table-cell table:style-name="Table1.A1" office:value-type="string">
            <text:p text:style-name="P11">This is where -5 would sit.</text:p>
          </table:table-cell>
        </table:table-row>
        <table:table-row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8">-4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8">-2</text:p>
          </table:table-cell>
          <table:table-cell table:style-name="Table1.A1" office:value-type="string"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73dcd" officeooo:paragraph-rsid="00173dc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aron Jones</text:p>
        <text:p text:style-name="MP1">04/06/2026</text:p>
        <text:p text:style-name="MP1"><text:s/>Long Beach City College</text:p>
        <text:p text:style-name="MP1">CS 22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6T16:01:56.579565600</meta:creation-date>
    <dc:date>2026-04-06T16:06:18.005996200</dc:date>
    <meta:editing-duration>PT4M21S</meta:editing-duration>
    <meta:editing-cycles>1</meta:editing-cycles>
    <meta:document-statistic meta:table-count="1" meta:image-count="0" meta:object-count="0" meta:page-count="1" meta:paragraph-count="31" meta:word-count="164" meta:character-count="826" meta:non-whitespace-character-count="653"/>
    <meta:generator>LibreOffice/25.2.1.2$Windows_X86_64 LibreOffice_project/d3abf4aee5fd705e4a92bba33a32f40bc4e56f49</meta:generator>
  </office:meta>
</office:document-meta>
</file>